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F000000E022D4EF4945D2D2A5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1cm 1.001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19cm" svg:y="8.36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1cm" svg:y="9.001cm">
          <draw:image xlink:href="Pictures/100000000000025800000258AD6E956EC5BE94BB.png" xlink:type="simple" xlink:show="embed" xlink:actuate="onLoad">
            <text:p/>
          </draw:image>
        </draw:frame>
        <draw:frame draw:style-name="gr3" draw:text-style-name="P3" draw:layer="layout" svg:width="5.3cm" svg:height="7.5cm" svg:x="11cm" svg:y="9cm">
          <draw:image xlink:href="Pictures/100002010000009F000000E022D4EF4945D2D2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8:58:59.326965655</meta:creation-date>
    <dc:date>2019-02-19T18:59:40.938554458</dc:date>
    <meta:editing-duration>PT4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